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05d2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98736" officeooo:paragraph-rsid="000987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1" style:master-page-name="Standard">
      <style:paragraph-properties style:page-number="1"/>
      <style:text-properties fo:language="en" fo:country="US"/>
    </style:style>
    <style:style style:name="P6" style:family="paragraph" style:parent-style-name="Table_20_Contents">
      <style:text-properties fo:color="#464453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0aad0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14">
            <text:p text:style-name="P1">14/10/2018</text:p>
          </table:table-cell>
          <table:table-cell table:style-name="Changelog.C40" office:value-type="string">
            <text:p text:style-name="P1">Created this document</text:p>
          </table:table-cell>
        </table:table-row>
        <table:table-row table:style-name="Changelog.3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0-18">
            <text:p text:style-name="P1">18/10/2018</text:p>
          </table:table-cell>
          <table:table-cell table:style-name="Changelog.C39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1">
            <text:p text:style-name="P1">21/10/2018</text:p>
          </table:table-cell>
          <table:table-cell table:style-name="Changelog.C40" office:value-type="string">
            <text:p text:style-name="P1">Added image to characters</text:p>
          </table:table-cell>
        </table:table-row>
        <table:table-row table:style-name="Changelog.3">
          <table:table-cell table:style-name="Changelog.A39" office:value-type="string">
            <text:p text:style-name="P1">Dettori, Iervolino, Maione</text:p>
          </table:table-cell>
          <table:table-cell table:style-name="Changelog.B3" office:value-type="date" office:date-value="2018-10-22">
            <text:p text:style-name="P1">22/10/2018</text:p>
          </table:table-cell>
          <table:table-cell table:style-name="Changelog.C39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3">
            <text:p text:style-name="P1">23/10/2018</text:p>
          </table:table-cell>
          <table:table-cell table:style-name="Changelog.C40" office:value-type="string">
            <text:p text:style-name="P1">Added deadlines</text:p>
          </table:table-cell>
        </table:table-row>
        <table:table-row table:style-name="Changelog.3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0-24">
            <text:p text:style-name="P1">24/10/2018</text:p>
          </table:table-cell>
          <table:table-cell table:style-name="Changelog.C39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0-25">
            <text:p text:style-name="P1">25/10/2018</text:p>
          </table:table-cell>
          <table:table-cell table:style-name="Changelog.C40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0-25">
            <text:p text:style-name="P1">25/10/2018</text:p>
          </table:table-cell>
          <table:table-cell table:style-name="Changelog.C39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03">
            <text:p text:style-name="P1">03/11/2018</text:p>
          </table:table-cell>
          <table:table-cell table:style-name="Changelog.C40" office:value-type="string">
            <text:p text:style-name="P1">Summary of acts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4">
            <text:p text:style-name="P1">04/11/2018</text:p>
          </table:table-cell>
          <table:table-cell table:style-name="Changelog.C39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Iervolino, Maione</text:p>
          </table:table-cell>
          <table:table-cell table:style-name="Changelog.B2" office:value-type="date" office:date-value="2018-11-05">
            <text:p text:style-name="P1">05/11/2018</text:p>
          </table:table-cell>
          <table:table-cell table:style-name="Changelog.C40" office:value-type="string">
            <text:p text:style-name="P1">Designed and Added world map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06">
            <text:p text:style-name="P1">06/11/2018</text:p>
          </table:table-cell>
          <table:table-cell table:style-name="Changelog.C39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40" office:value-type="string">
            <text:p text:style-name="P1">Updated characters layout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7">
            <text:p text:style-name="P1">07/11/2018</text:p>
          </table:table-cell>
          <table:table-cell table:style-name="Changelog.C39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40" office:value-type="string">
            <text:p text:style-name="P1">World diagrams, added Ben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08">
            <text:p text:style-name="P1">08/11/2018</text:p>
          </table:table-cell>
          <table:table-cell table:style-name="Changelog.C39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8">
            <text:p text:style-name="P1">08/11/2018</text:p>
          </table:table-cell>
          <table:table-cell table:style-name="Changelog.C40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40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40" office:value-type="string">
            <text:p text:style-name="P1">Photos of orphan child and corrections of script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6">
            <text:p text:style-name="P1">16/11/2018</text:p>
          </table:table-cell>
          <table:table-cell table:style-name="Changelog.C39" office:value-type="string">
            <text:p text:style-name="P1">Added image for setting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40" office:value-type="string">
            <text:p text:style-name="P1">Replaced all the embedded images with the referenced one</text:p>
          </table:table-cell>
        </table:table-row>
        <table:table-row table:style-name="Changelog.10">
          <table:table-cell table:style-name="Changelog.A39" office:value-type="string">
            <text:p text:style-name="P1">Dettori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39" office:value-type="string">
            <text:p text:style-name="P1">Modified story flowchart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40" office:value-type="string">
            <text:p text:style-name="P1">Added Main story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39" office:value-type="string">
            <text:p text:style-name="P1">Created Master document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40" office:value-type="string">
            <text:p text:style-name="P1">Tropes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39" office:value-type="string">
            <text:p text:style-name="P1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40" office:value-type="string">
            <text:p text:style-name="P1">Revision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39" office:value-type="string">
            <text:p text:style-name="P1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21">
            <text:p text:style-name="P2">21/11/2018</text:p>
          </table:table-cell>
          <table:table-cell table:style-name="Changelog.C40" office:value-type="string">
            <text:p text:style-name="P1">Work on the Goal outlines and story flowchart</text:p>
          </table:table-cell>
        </table:table-row>
        <table:table-row table:style-name="Changelog.10">
          <table:table-cell table:style-name="Changelog.A39" office:value-type="string">
            <text:p text:style-name="P4">Maione</text:p>
          </table:table-cell>
          <table:table-cell table:style-name="Changelog.B3" office:value-type="date" office:date-value="2018-11-22">
            <text:p text:style-name="P4">22/11/2018</text:p>
          </table:table-cell>
          <table:table-cell table:style-name="Changelog.C39" office:value-type="string">
            <text:p text:style-name="P4">Added <text:span text:style-name="T1">Sophie’s</text:span> circumplex</text:p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  <table:table-row table:style-name="Changelog.10">
          <table:table-cell table:style-name="Changelog.A3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39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  <table:table-row table:style-name="Changelog.10">
          <table:table-cell table:style-name="Changelog.A3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39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  <table:table-row table:style-name="Changelog.10">
          <table:table-cell table:style-name="Changelog.A3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39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  <table:table-row table:style-name="Changelog.10">
          <table:table-cell table:style-name="Changelog.A3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39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1-22T23:36:43.565000000</dc:date>
    <meta:editing-duration>PT18M23S</meta:editing-duration>
    <meta:editing-cycles>14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1" meta:paragraph-count="96" meta:word-count="204" meta:character-count="1475" meta:non-whitespace-character-count="1368"/>
    <meta:template xlink:type="simple" xlink:actuate="onRequest" xlink:title="" xlink:href="../MasterGameDesignDocument.odm" meta:date="2018-11-22T15:23:11.177000000"/>
  </office:meta>
</office:document-meta>
</file>